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line-break/></text:span><text:span text:style-name="T2">Übung seq 'n' grep<text:line-break/></text:span><text:span text:style-name="T3"/></text:p>
      <text:p text:style-name="P2"><text:span text:style-name="T4">1. Erstellen Sie eine Datei mit den Zahlen von 1 bis 300.<text:s/></text:span><text:span text:style-name="T5">Verwenden Sie dazu den Befehl seq und schreiben dessen Ausgabe in eine Datei. <text:line-break/></text:span></text:p>
      <text:p text:style-name="P2"><text:span text:style-name="T5">seq 0 1 300 &gt; seq.txt</text:span></text:p>
      <text:p text:style-name="P2"><text:span text:style-name="T5"><text:line-break/></text:span><text:span text:style-name="T6">Benutzen Sie anschließend grep, um<text:line-break/><text:line-break/>alle Zahlen, die die Ziffer 4 enthalten,<text:line-break/></text:span><text:span text:style-name="T7"><text:line-break/>grep 4 seq.txt</text:span></text:p>
      <text:p text:style-name="P2"><text:span text:style-name="T7"><text:line-break/></text:span><text:span text:style-name="T8">alle Zahlen, die die Ziffernfolge 42 enthalten,</text:span><text:span text:style-name="T9"><text:line-break/><text:line-break/>grep 42 seq.txt</text:span></text:p>
      <text:p text:style-name="P2"><text:span text:style-name="T10"><text:line-break/>alle Zahlen, die als zweite Zahl eine 4 haben,<text:line-break/></text:span><text:span text:style-name="T11"><text:line-break/>grep<text:s/></text:span><text:span text:style-name="T12">–E ^[0-9]{1}4[0-9]? zahlen.txt<text:s/></text:span><text:span text:style-name="T13"/></text:p>
      <text:p text:style-name="P2"><text:span text:style-name="T13"><text:line-break/></text:span><text:span text:style-name="T14">herauszufinden.</text:span><text:span text:style-name="T15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